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Georgia" fo:font-size="36pt" style:font-size-asian="36pt" style:font-size-complex="36pt"/>
    </style:style>
    <style:style style:name="P2" style:family="paragraph" style:parent-style-name="Standard">
      <style:paragraph-properties fo:text-align="center" style:justify-single-word="false"/>
      <style:text-properties fo:color="#000000" style:font-name="Georgia" fo:font-size="36pt" style:font-size-asian="36pt" style:font-size-complex="36pt"/>
    </style:style>
    <style:style style:name="P3" style:family="paragraph" style:parent-style-name="Standard">
      <style:paragraph-properties fo:text-align="start" style:justify-single-word="false"/>
      <style:text-properties fo:color="#000000" style:font-name="Trebuchet MS" fo:font-size="16pt" style:font-size-asian="16pt" style:font-size-complex="16pt"/>
    </style:style>
    <style:style style:name="P4" style:family="paragraph" style:parent-style-name="Standard" style:list-style-name="L2">
      <style:paragraph-properties fo:text-align="start" style:justify-single-word="false"/>
      <style:text-properties fo:color="#000000" style:font-name="Trebuchet MS" fo:font-size="16pt" style:font-size-asian="16pt" style:font-size-complex="16pt"/>
    </style:style>
    <style:style style:name="P5" style:family="paragraph" style:parent-style-name="Standard" style:list-style-name="L3">
      <style:paragraph-properties fo:text-align="start" style:justify-single-word="false"/>
      <style:text-properties fo:color="#000000" style:font-name="Trebuchet MS" fo:font-size="16pt" style:font-size-asian="16pt" style:font-size-complex="16pt"/>
    </style:style>
    <style:style style:name="P6" style:family="paragraph" style:parent-style-name="Standard" style:list-style-name="L4">
      <style:paragraph-properties fo:text-align="start" style:justify-single-word="false"/>
      <style:text-properties fo:color="#000000" style:font-name="Trebuchet MS" fo:font-size="16pt" style:font-size-asian="16pt" style:font-size-complex="16pt"/>
    </style:style>
    <style:style style:name="P7" style:family="paragraph" style:parent-style-name="Standard" style:list-style-name="L6">
      <style:paragraph-properties fo:text-align="start" style:justify-single-word="false"/>
      <style:text-properties fo:color="#000000" style:font-name="Trebuchet MS" fo:font-size="16pt" style:font-size-asian="16pt" style:font-size-complex="16pt"/>
    </style:style>
    <style:style style:name="P8" style:family="paragraph" style:parent-style-name="Standard" style:list-style-name="L8">
      <style:paragraph-properties fo:text-align="start" style:justify-single-word="false"/>
      <style:text-properties fo:color="#000000" style:font-name="Trebuchet MS" fo:font-size="16pt" style:font-size-asian="16pt" style:font-size-complex="16pt"/>
    </style:style>
    <style:style style:name="P9" style:family="paragraph" style:parent-style-name="Standard">
      <style:paragraph-properties fo:text-align="start" style:justify-single-word="false"/>
      <style:text-properties fo:color="#000000" style:font-name="Trebuchet MS"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list-style-name="L10">
      <style:paragraph-properties fo:text-align="start" style:justify-single-word="false"/>
    </style:style>
    <style:style style:name="T1" style:family="text">
      <style:text-properties fo:color="#ff0000"/>
    </style:style>
    <style:style style:name="T2" style:family="text">
      <style:text-properties fo:color="#000000" style:font-name="Trebuchet MS" fo:font-size="16pt" style:font-size-asian="16pt" style:font-size-complex="16pt"/>
    </style:style>
    <style:style style:name="T3" style:family="text">
      <style:text-properties fo:font-style="italic" style:font-style-asian="italic" style:font-style-complex="italic"/>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nset Theatre Movie Editor</text:p>
      <text:p text:style-name="P2">User's Manual</text:p>
      <text:p text:style-name="P2"/>
      <text:p text:style-name="P2"/>
      <text:p text:style-name="P3"/>
      <text:p text:style-name="P3"/>
      <text:p text:style-name="P10"><text:span text:style-name="T2">I. Overview</text:span></text:p>
      <text:list xml:id="list6480913441364614452" text:style-name="L2">
        <text:list-item>
          <text:list>
            <text:list-header>
              <text:p text:style-name="P4">1. Welcome</text:p>
            </text:list-header>
          </text:list>
        </text:list-item>
      </text:list>
      <text:list xml:id="list6373257870264194516" text:style-name="L4">
        <text:list-item>
          <text:list>
            <text:list-item>
              <text:list>
                <text:list-item>
                  <text:p text:style-name="P6">How it works</text:p>
                </text:list-item>
                <text:list-item>
                  <text:p text:style-name="P6">Getting started</text:p>
                </text:list-item>
              </text:list>
            </text:list-item>
          </text:list>
        </text:list-item>
      </text:list>
      <text:p text:style-name="P3">II. Updating the Website</text:p>
      <text:list xml:id="list20412990" text:continue-list="list6480913441364614452" text:style-name="L2">
        <text:list-item>
          <text:list>
            <text:list-header>
              <text:p text:style-name="P4">1. Creating the index.html file</text:p>
              <text:p text:style-name="P4">2. Opening the index.html file</text:p>
            </text:list-header>
          </text:list>
        </text:list-item>
      </text:list>
      <text:p text:style-name="P3">III. Records</text:p>
      <text:list xml:id="list2497629094172791614" text:style-name="L3">
        <text:list-item>
          <text:list>
            <text:list-item>
              <text:list>
                <text:list-item>
                  <text:p text:style-name="P5">Adding a record to the database</text:p>
                </text:list-item>
                <text:list-item>
                  <text:p text:style-name="P5">Viewing a previous record</text:p>
                </text:list-item>
                <text:list-item>
                  <text:p text:style-name="P5">Updating/Overwriting a record</text:p>
                </text:list-item>
                <text:list-item>
                  <text:p text:style-name="P5">Deleting a record</text:p>
                </text:list-item>
                <text:list-item>
                  <text:p text:style-name="P5">Viewing the database</text:p>
                </text:list-item>
              </text:list>
            </text:list-item>
          </text:list>
        </text:list-item>
      </text:list>
      <text:p text:style-name="P3">IV. Miscellaneous</text:p>
      <text:list xml:id="list1113213899241938256" text:style-name="L6">
        <text:list-item>
          <text:p text:style-name="P7">Troubleshooting</text:p>
        </text:list-item>
        <text:list-item>
          <text:p text:style-name="P7">Thanks</text:p>
        </text:list-item>
      </text:list>
      <text:p text:style-name="P3"/>
      <text:p text:style-name="P3"/>
      <text:p text:style-name="P3"/>
      <text:list xml:id="list20419068" text:continue-list="list2497629094172791614" text:style-name="L3">
        <text:list-item>
          <text:list>
            <text:list-item>
              <text:list>
                <text:list-header>
                  <text:p text:style-name="P5"/>
                </text:list-header>
              </text:list>
            </text:list-item>
          </text:list>
        </text:list-item>
      </text:list>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2"/></text:p>
      <text:p text:style-name="P10"><text:span text:style-name="T2">I. OVERVIEW</text:span></text:p>
      <text:list xml:id="list7208828065144267208" text:style-name="L10">
        <text:list-item>
          <text:list>
            <text:list-item>
              <text:list>
                <text:list-header>
                  <text:p text:style-name="P11"><text:span text:style-name="T2"/></text:p>
                </text:list-header>
              </text:list>
            </text:list-item>
          </text:list>
        </text:list-item>
      </text:list>
      <text:p text:style-name="P10"><text:span text:style-name="T2">1. Welcome!</text:span></text:p>
      <text:p text:style-name="P10"><text:span text:style-name="T2"/></text:p>
      <text:list xml:id="list4978498984722551102" text:style-name="L8">
        <text:list-header>
          <text:p text:style-name="P8"><text:span text:style-name="T1">Welcome!</text:span> This little program was the result of over a month of blood, sweat, and googling how to do things. I hope it makes updating the website a bit easier, and if you have any problems just ask!</text:p>
        </text:list-header>
      </text:list>
      <text:p text:style-name="P3"><text:span text:style-name="T2"/></text:p>
      <text:p text:style-name="P3">2. How it works</text:p>
      <text:p text:style-name="P3"/>
      <text:p text:style-name="P9">I had a lot of ideas for how this program should work (good and bad) before settling on its current method of operation. Which is, the whole system relies on a database to store information about the movies you're going to play (and have played in the past). </text:p>
      <text:p text:style-name="P9"/>
      <text:p text:style-name="P9">When you want to add a movie to the Sunset website, you enter all of the information into the program's main window (text fields, radio buttons, etc.). Then that info gets added to the database, where all the previous movies are stored as well. </text:p>
      <text:p text:style-name="P9"/>
      <text:p text:style-name="P9">The program itself has a copy of the website's HTML code written into it, minus the movie info. When it's time to update the website, the program figures out today's date and pulls out every movie from the database that is going to play after that date. Then it inserts those movies (the title, dates, rating, picture, youtube link, etc.) into the HTML code at the right places, complete with a horizontal divider between each movie—exactly how you've always done it. In fact, I spent a lot of time flipping back and forth between the real Sunset website and the version my program spits out to make it is always identical to the real thing, down to the last pixel. </text:p>
      <text:p text:style-name="P9"/>
      <text:p text:style-name="P9">Finally, the program grabs all the movies from this year that played <text:span text:style-name="T3">before</text:span> today's date and inserts them into the “Past Movies” section of the homepage. Again, I made sure it is exactly the same as the real deal. (The only difference is that some of your titles in the list have a colon and others do not; I chose to use the colon every time for consistency). </text:p>
      <text:p text:style-name="P9"/>
      <text:p text:style-name="P9">So essentially, what the program does is build the webpage from scratch every time you click 'File &gt; Create HTML Page'. It figures out what movies should be on the homepage and what movies should be in the Past Movies section, and inserts all of that (from the database) into the 'blank' HTML template for SunsetTheatre.com. </text:p>
      <text:p text:style-name="P9"/>
      <text:p text:style-name="P9">It's also pretty smart, and I spent many, many hours thinking through every possible scenario to make sure it never makes an error or presents the wrong information anywhere. (As an example, I originally had the program add 3 to the date your movies start playing so it would know how long to leave the movie up on the site. But what if you wanted to play a movie for <text:span text:style-name="T3">five</text:span> days? Eventually I decided to count the commas in your date format. If there <text:soft-page-break/>is only one comma—as in 'January 1, 2 &amp; 3'--that means the movie plays for three days. More than one comma—as in 'February 26, 27, 28, March 1 &amp; 2-- and it's five days.)</text:p>
      <text:p text:style-name="P9"/>
      <text:p text:style-name="P9">3. Getting Started</text:p>
      <text:p text:style-name="P9"/>
      <text:p text:style-name="P9">I designed the program to be very simple and easy to use. The way I was originally going to write the program was to basically have you type in the movie information for every movie every time you wanted to update the site, but I kept coming up with more ideas for automating things. </text:p>
      <text:p text:style-name="P9"/>
      <text:p text:style-name="P9">In its final version, all you have to do to update the website is open the program and choose File &gt; Create HTML File. Then you just move the newly created index.html into your website's directory and upload it to the internet. You don't have to type a single line of HTML code! (In fact, you don't have to type anything at all if the movies you're playing are already in the database.) </text:p>
      <text:p text:style-name="P9"/>
      <text:p text:style-name="P9">Of course, you do need to add each movie to the database once you know what dates you're playing them. To do that, just type the information into the program and click “Add Record”. That's it! It'll be in the database forever, and will even move to the 'Past Movies' section without you telling it to.</text:p>
      <text:p text:style-name="P9"/>
      <text:p text:style-name="P9">And that's pretty much all you'll need to do, for the most part. Add new movies to the database, and whenever the site needs to be updated, just open the program and click 'Create HTML file'. </text:p>
      <text:p text:style-name="P9"/>
      <text:p text:style-name="P9">That's not all you can do, though, and I tried to make it flexible to account for human error <text:s/>(misspelling words, forgetting to tell the program a movie is supposed to be 3D, etc.) so read on for more details on how to use every featur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Reinauer</meta:initial-creator>
    <meta:creation-date>2016-05-21T22:44:19.92</meta:creation-date>
    <meta:generator>OpenOffice/4.1.2$Win32 OpenOffice.org_project/412m3$Build-9782</meta:generator>
    <dc:date>2016-05-22T00:23:21.77</dc:date>
    <dc:creator>Nathan Reinauer</dc:creator>
    <meta:editing-duration>PT1H39M6S</meta:editing-duration>
    <meta:editing-cycles>2</meta:editing-cycles>
    <meta:document-statistic meta:table-count="0" meta:image-count="0" meta:object-count="0" meta:page-count="3" meta:paragraph-count="34" meta:word-count="834" meta:character-count="4494"/>
  </office:meta>
</office:document-meta>
</file>